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dea Card: Main root README A/B</text:p>
      <text:p text:style-name="Standard"/>
      <text:p text:style-name="P1">The main root readme was going to showcase how CoCivium could present two versions of the same file in cases where the file is considered highly canonical,with an A/B switch at the top of the file to allow readers to switch between versions. <text:s/>In the case of the main root README.md, we decided that you would create a version to compete with the current one that I produced, and we could borrow from eachothers' versions. <text:s/>I would suggest a version comparator might also be useful if we are asking many users to vote on which version gets deprecated, or to ask them all to suggest edits to either version, so that readers can know any subtle differences in intent between the two versions. <text:s/>For example, if I had to prioritize the intent of my current version, it is first to convey the hugely ambitious magnitude of what CoCivium is about, e.g. Fixing the world due to a range of issues that will impact future (inevitably initially populated by hybrid human+AI mindspace pairings) issues, mostly stemming from how governments run things as a the legacy from non-virtual, physical-only societies that hybrid society is emerging from. <text:s/>Secondarily, I would say my version prioritizes education of concepts that are key to understanding CoCivium's vision, and thirdly it highlights the hierarchy of CC and supporting docs like insights and an onboarding story called NoName. <text:s/>Finally, I would say that my other priority for intent of README.md was to show that Contribution is free, open and extraordinarily accessible and easy to participate in, especially if the Contributor is already a human+AI pair, <text:s/>I would suspect your version, not called B because A/B labelling would bias voters/editors, may have different intents/prioritizations. <text:s text:c="2"/>The reason I like this A/B framing for canonical docs, is to show Contributors a case study in doc/policy/whatever evolution, so they do not automatically assume civic architect-ing is a conceptually inaccessible job, and so highly canonical level docs/assets do not get changed too quickly, without lots of other Contributors at least noticing that a change is being worked on. <text:s/>I would not do this A/B thing for lower level canonicalities, assuming there is a levels chart somewhere to show that assets each have a canon level that comes with increasing safegaurds the more canonical the doc settles into being, for example a doc that is very old may be way more canonical than one that was just created. <text:s/>Anyway, I hope all this makes sense, as you start working on your new READ&lt;E.md, and I expect to be able to let my version die on the vine over the next 6 months or so, as we seed the repo more fully, because your version will continue to be updated by you as the repo grows, and mine will merely try to adapt its links etc, without any fundamental changes, mostly because I am hoping to soon lose this competition with you about which README.md is best for CoCivium, and by not being very proactive in updating my version, that outcome seem all but ensured. <text:s/>We might even leave both versions up for several years, if no fundamental rewrites of the main root README.md occur in those years, just to show Contributors how well coevolution of CoCivium can work, right? <text:s/>Eventually, when there are thouands of Contributors and CoCivites, this A/B thing will likely move down to being used on the next tier of canonicalities (assets with a canonic protection rating), because the A/B switch becomes a distratction to readers who have already accepted the document as canonical and otherwise <text:soft-page-break/>worthy of general acceptance/belief/alignment, although I am not sure how this A/B implementation should best be implemented, over time, or how to make it suitably discrete for readers who are just present to learn stuff, not edit stuff.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10T00:56:28.91</meta:creation-date>
    <meta:document-statistic meta:table-count="0" meta:image-count="0" meta:object-count="0" meta:page-count="2" meta:paragraph-count="2" meta:word-count="639" meta:character-count="3811"/>
    <dc:date>2025-09-10T00:57:23.22</dc:date>
    <dc:creator>Rick Ballard</dc:creator>
    <meta:editing-duration>PT54S</meta:editing-duration>
    <meta:editing-cycles>1</meta:editing-cycles>
    <meta:generator>OpenOffice/4.1.15$Win32 OpenOffice.org_project/4115m2$Build-9813</meta:generator>
  </office:meta>
</office:document-meta>
</file>